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d585" officeooo:paragraph-rsid="0013d585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13d585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  <style:text-properties officeooo:paragraph-rsid="0014e3f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e3fa"/>
    </style:style>
    <style:style style:name="P18" style:family="paragraph" style:parent-style-name="CabecalhoTabela">
      <style:paragraph-properties style:snap-to-layout-grid="false"/>
      <style:text-properties officeooo:paragraph-rsid="0014e3fa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paragraph-rsid="0014e3fa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14e3fa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e3fa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4e3fa" officeooo:paragraph-rsid="0014e3fa"/>
    </style:style>
    <style:style style:name="P23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3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paragraph-rsid="0014e3fa"/>
    </style:style>
    <style:style style:name="P3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4e3fa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14e3fa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4e3fa" officeooo:paragraph-rsid="0014e3fa"/>
    </style:style>
    <style:style style:name="P37" style:family="paragraph" style:parent-style-name="Texto_20_tabela">
      <style:paragraph-properties fo:text-align="center" style:justify-single-word="false" style:snap-to-layout-grid="false"/>
      <style:text-properties officeooo:rsid="0014e3fa" officeooo:paragraph-rsid="0014e3fa"/>
    </style:style>
    <style:style style:name="P38" style:family="paragraph" style:parent-style-name="Texto_20_tabela">
      <style:paragraph-properties fo:text-align="center" style:justify-single-word="false" style:snap-to-layout-grid="false"/>
      <style:text-properties officeooo:rsid="00169e4e" officeooo:paragraph-rsid="00169e4e"/>
    </style:style>
    <style:style style:name="P39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e11a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7aab8" style:font-name-asian="Times New Roman" style:font-size-asian="10pt"/>
    </style:style>
    <style:style style:name="T15" style:family="text">
      <style:text-properties fo:font-size="10pt" style:font-size-asian="8.75pt" style:font-size-complex="10pt"/>
    </style:style>
    <style:style style:name="T16" style:family="text">
      <style:text-properties officeooo:rsid="00096d4a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081c7"/>
    </style:style>
    <style:style style:name="T20" style:family="text">
      <style:text-properties officeooo:rsid="000b19c6"/>
    </style:style>
    <style:style style:name="T21" style:family="text">
      <style:text-properties officeooo:rsid="000e6f81"/>
    </style:style>
    <style:style style:name="T22" style:family="text">
      <style:text-properties officeooo:rsid="0013d585"/>
    </style:style>
    <style:style style:name="T23" style:family="text">
      <style:text-properties officeooo:rsid="00169e4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0<text:span text:style-name="T16">9</text:span> – <text:span text:style-name="T16">Realizar Frequência</text:span></text:p>
      <text:p text:style-name="P11"/>
      <text:p text:style-name="P11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Versão</text:p>
          </table:table-cell>
          <table:table-cell table:style-name="Tabela1.A1" office:value-type="string">
            <text:p text:style-name="P18">Responsável</text:p>
          </table:table-cell>
          <table:table-cell table:style-name="Tabela1.D1" office:value-type="string">
            <text:p text:style-name="P18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17">06</text:span>/<text:span text:style-name="T17">04</text:span>/201<text:span text:style-name="T17">5</text:span>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0">Jefferson da Silva Barbosa</text:p>
          </table:table-cell>
          <table:table-cell table:style-name="Tabela1.D1" office:value-type="string">
            <text:p text:style-name="P33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9"><text:span text:style-name="T17">06</text:span>/<text:span text:style-name="T17">04</text:span>/201<text:span text:style-name="T17">5</text:span></text:p>
          </table:table-cell>
          <table:table-cell table:style-name="Tabela1.A3" office:value-type="string">
            <text:p text:style-name="P19">1.<text:span text:style-name="T19">1</text:span></text:p>
          </table:table-cell>
          <table:table-cell table:style-name="Tabela1.A3" office:value-type="string">
            <text:p text:style-name="P20">Jefferson da Silva Barbosa</text:p>
          </table:table-cell>
          <table:table-cell table:style-name="Tabela1.D3" office:value-type="string">
            <text:p text:style-name="P34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21">29/04/2015</text:p>
          </table:table-cell>
          <table:table-cell table:style-name="Tabela1.A3" office:value-type="string">
            <text:p text:style-name="P21">2.0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35">Atualização do documento</text:p>
          </table:table-cell>
        </table:table-row>
        <table:table-row table:style-name="Tabela1.1">
          <table:table-cell table:style-name="Tabela1.A3" office:value-type="string">
            <text:p text:style-name="P22">2<text:span text:style-name="T23">8</text:span>/09/2015</text:p>
          </table:table-cell>
          <table:table-cell table:style-name="Tabela1.A3" office:value-type="string">
            <text:p text:style-name="P22">2.1</text:p>
          </table:table-cell>
          <table:table-cell table:style-name="Tabela1.A3" office:value-type="string">
            <text:p text:style-name="P22">Rayson Santos de Lima</text:p>
          </table:table-cell>
          <table:table-cell table:style-name="Tabela1.D3" office:value-type="string">
            <text:p text:style-name="P36">Atualização do Fluxo</text:p>
          </table:table-cell>
        </table:table-row>
        <table:table-row table:style-name="Tabela1.1">
          <table:table-cell table:style-name="Tabela1.A3" office:value-type="string">
            <text:p text:style-name="P38">28/10/2015</text:p>
          </table:table-cell>
          <table:table-cell table:style-name="Tabela1.A3" office:value-type="string">
            <text:p text:style-name="P38">2.2</text:p>
          </table:table-cell>
          <table:table-cell table:style-name="Tabela1.A3" office:value-type="string">
            <text:p text:style-name="P38">Beatriz Brito do Rêgo</text:p>
          </table:table-cell>
          <table:table-cell table:style-name="Tabela1.D3" office:value-type="string">
            <text:p text:style-name="P36">Atualização do documento</text:p>
          </table:table-cell>
        </table:table-row>
      </table:table>
      <text:p text:style-name="P17"><text:span text:style-name="Fonte_20_parág._20_padrão3"><text:span text:style-name="T1"/></text:span></text:p>
      <text:p text:style-name="LO-Normal"/>
      <text:section text:style-name="Sect1" text:name="Seção1">
        <text:list xml:id="list4018023130288355372" text:style-name="WW8Num2">
          <text:list-item>
            <text:h text:style-name="P24" text:outline-level="1"><text:bookmark-start text:name="_Ref439573339"/><text:bookmark-start text:name="_Ref418497390"/>CASOS DE USO: <text:span text:style-name="T16">Realizar Frequência</text:span></text:h>
            <text:list>
              <text:list-item>
                <text:h text:style-name="P26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3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100421805423974" text:continue-numbering="true" text:style-name="WW8Num2">
          <text:list-item>
            <text:list>
              <text:list-item>
                <text:h text:style-name="P27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22">Estagiário.</text:span></text:p>
        <text:list xml:id="list100421029588486" text:continue-numbering="true" text:style-name="WW8Num2">
          <text:list-item>
            <text:list>
              <text:list-item>
                <text:h text:style-name="P2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2">Estagiário seleciona turma para qual deseja realizar a frequência</text:span></text:p>
        <text:p text:style-name="P4">2. <text:tab/>Sistema verifica pelo expediente da turma autorização para realizar a frequência;</text:p>
        <text:p text:style-name="P2"><text:span text:style-name="T22">3.</text:span><text:tab/><text:span text:style-name="T20">Sistema solicita confirmação da <text:s/>frequência solicitando senha</text:span></text:p>
        <text:p text:style-name="P5"><text:span text:style-name="T22">4.</text:span><text:tab/>Estagiário digita sua senha</text:p>
        <text:p text:style-name="P6"><text:span text:style-name="T22">5</text:span>.<text:tab/><text:span text:style-name="T21">Sistema seleciona a opção realizar a frequência</text:span></text:p>
        <text:p text:style-name="P7"><text:span text:style-name="T22">6.</text:span><text:tab/>O sistema envia uma mensagem de confirmação</text:p>
        <text:list xml:id="list100421607935558" text:continue-numbering="true" text:style-name="WW8Num2">
          <text:list-item>
            <text:list>
              <text:list-item>
                <text:h text:style-name="P28" text:outline-level="2">Fluxos Alternativos <text:span text:style-name="T22">(Passo 2)</text:span></text:h>
              </text:list-item>
            </text:list>
          </text:list-item>
        </text:list>
        <text:p text:style-name="P3">1.<text:tab/><text:span text:style-name="T22">Sistema não autoriza a realização da frequência </text:span></text:p>
        <text:p text:style-name="P3">3.<text:tab/><text:span text:style-name="T20">Sistema informa que o dia de trabalho não é válido</text:span></text:p>
        <text:p text:style-name="P7"/>
        <text:p text:style-name="P16"><text:soft-page-break/>1.6<text:tab/>Fluxos de Exceção</text:p>
        <text:p text:style-name="P16"><text:tab/><text:span text:style-name="T15">Não se aplica</text:span></text:p>
        <text:p text:style-name="P13"/>
        <text:list xml:id="list1222478275940537545" text:style-name="L1">
          <text:list-header>
            <text:p text:style-name="P40"><text:span text:style-name="T13">1.</text:span><text:span text:style-name="T14">7</text:span><text:span text:style-name="T11"> <text:tab/>Pré-Condições</text:span></text:p>
          </text:list-header>
        </text:list>
        <text:p text:style-name="P15">Usuário Autenticado</text:p>
        <text:p text:style-name="P15">Para que o caso de uso seja iniciado é necessário que o usuário esteja autenticando no sistema e possua permissão de acesso a esta funcionalidade</text:p>
        <text:p text:style-name="P14"/>
        <text:list xml:id="list100421150631547" text:continue-numbering="true" text:style-name="L1">
          <text:list-header>
            <text:p text:style-name="P41"><text:span text:style-name="T12">1.</text:span><text:span text:style-name="T14">8</text:span><text:span text:style-name="T12"> </text:span><text:span text:style-name="T10"><text:tab/>Pós-Condições</text:span></text:p>
            <text:p text:style-name="P42">Frequência com casos de uso UC08</text:p>
          </text:list-header>
        </text:list>
        <text:list xml:id="list100421353321266" text:continue-list="list100421607935558" text:style-name="WW8Num2">
          <text:list-item>
            <text:h text:style-name="P25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30">Relacionamento com caso de uso UC08</text:p>
        <text:list xml:id="list100420183103618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1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00419776483067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2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8T10:04:19.581364940</dc:date>
    <meta:print-date>2007-05-07T23:41:00</meta:print-date>
    <meta:editing-cycles>17</meta:editing-cycles>
    <meta:editing-duration>PT1H8M41S</meta:editing-duration>
    <meta:generator>LibreOffice/4.2.7.2$Linux_X86_64 LibreOffice_project/420m0$Build-2</meta:generator>
    <meta:document-statistic meta:table-count="1" meta:image-count="2" meta:object-count="0" meta:page-count="2" meta:paragraph-count="56" meta:word-count="251" meta:character-count="1550" meta:non-whitespace-character-count="135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